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'DejaVu Sans Mono', 'Bitstream Vera Sans Mono', 'Lucida Console'"/>
    <style:font-face style:name="Open Sans" svg:font-family="'Open Sans'"/>
    <style:font-face style:name="Open Sans1" svg:font-family="'Open Sans', 'arial, helvetica, sans-serif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8a730" officeooo:paragraph-rsid="0008a730" style:font-size-asian="14pt" style:font-size-complex="14pt"/>
    </style:style>
    <style:style style:name="P2" style:family="paragraph" style:parent-style-name="Standard">
      <style:text-properties fo:font-size="14pt" officeooo:rsid="0008a730" officeooo:paragraph-rsid="000f28e3" style:font-size-asian="14pt" style:font-size-complex="14pt"/>
    </style:style>
    <style:style style:name="P3" style:family="paragraph" style:parent-style-name="Standard">
      <style:text-properties fo:font-size="14pt" officeooo:rsid="000e9148" officeooo:paragraph-rsid="000e9148" style:font-size-asian="14pt" style:font-size-complex="14pt"/>
    </style:style>
    <style:style style:name="P4" style:family="paragraph" style:parent-style-name="Standard">
      <style:text-properties officeooo:paragraph-rsid="0008a730"/>
    </style:style>
    <style:style style:name="P5" style:family="paragraph" style:parent-style-name="Standard">
      <style:text-properties officeooo:paragraph-rsid="000e9148"/>
    </style:style>
    <style:style style:name="P6" style:family="paragraph" style:parent-style-name="Text_20_body">
      <style:text-properties fo:font-size="14pt" officeooo:rsid="0008a730" officeooo:paragraph-rsid="0008a730" style:font-size-asian="14pt" style:font-size-complex="14pt"/>
    </style:style>
    <style:style style:name="P7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</style:style>
    <style:style style:name="P8" style:family="paragraph" style:parent-style-name="Preformatted_20_Text">
      <style:text-properties fo:font-size="14pt" officeooo:rsid="0008a730" officeooo:paragraph-rsid="0008a730" style:font-size-asian="14pt" style:font-size-complex="14pt"/>
    </style:style>
    <style:style style:name="P9" style:family="paragraph" style:parent-style-name="Preformatted_20_Text">
      <style:paragraph-properties fo:margin-top="0in" fo:margin-bottom="0.1965in" loext:contextual-spacing="false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33333" style:font-name="Consolas" fo:font-size="12pt" fo:letter-spacing="normal" fo:font-style="normal" fo:font-weight="normal" fo:background-color="#f0f0f0" loext:padding-left="0.0193in" loext:padding-right="0in" loext:padding-top="0in" loext:padding-bottom="0in" loext:border-left="2.24pt solid #00a9e5" loext:border-right="none" loext:border-top="none" loext:border-bottom="none"/>
    </style:style>
    <style:style style:name="T1" style:family="text">
      <style:text-properties fo:font-variant="normal" fo:text-transform="none" fo:color="#000000" style:font-name="Open Sans" fo:font-size="24pt" fo:letter-spacing="normal" fo:font-style="normal" fo:font-weight="normal"/>
    </style:style>
    <style:style style:name="T2" style:family="text">
      <style:text-properties fo:font-variant="normal" fo:text-transform="none" fo:color="#000000" style:text-line-through-style="none" style:text-line-through-type="none" style:font-name="Open Sans" fo:font-size="10.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3" style:family="text">
      <style:text-properties fo:font-variant="normal" fo:text-transform="none" fo:color="#444444" style:font-name="Open Sans1" fo:font-size="12pt" fo:letter-spacing="normal" fo:font-style="normal" fo:font-weight="normal"/>
    </style:style>
    <style:style style:name="T4" style:family="text">
      <style:text-properties fo:font-variant="normal" fo:text-transform="none" fo:color="#555555" style:font-name="Consolas" fo:font-size="12pt" fo:letter-spacing="normal" fo:font-style="normal" fo:font-weight="normal" fo:background-color="#f8f8f8" loext:char-shading-value="0" loext:padding="0in" loext:border="none"/>
    </style:style>
    <style:style style:name="T5" style:family="text">
      <style:text-properties officeooo:rsid="000d394e"/>
    </style:style>
    <style:style style:name="T6" style:family="text">
      <style:text-properties fo:font-size="14pt" officeooo:rsid="0008a730" style:font-size-asian="14pt" style:font-size-complex="14pt"/>
    </style:style>
    <style:style style:name="T7" style:family="text">
      <style:text-properties fo:font-size="14pt" officeooo:rsid="000e9148" style:font-size-asian="14pt" style:font-size-complex="14pt"/>
    </style:style>
    <style:style style:name="T8" style:family="text">
      <style:text-properties fo:color="#800000"/>
    </style:style>
    <style:style style:name="T9" style:family="text">
      <style:text-properties fo:color="#008000"/>
    </style:style>
    <style:style style:name="T10" style:family="text">
      <style:text-properties officeooo:rsid="000f28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T1">Running Logstash by Using Systemd</text:span></text:h>
      <text:p text:style-name="P7"><text:span text:style-name="T3">Distributions like Debian Jessie, Ubuntu 15.10+, and many of the SUSE derivatives use systemd and the </text:span><text:span text:style-name="Source_20_Text"><text:span text:style-name="T4">systemctl</text:span></text:span><text:span text:style-name="T3"> command to start and stop services. Logstash places the systemd unit files in </text:span><text:span text:style-name="Source_20_Text"><text:span text:style-name="T4">/etc/systemd/system</text:span></text:span><text:span text:style-name="T3"> for both deb and rpm. After installing the package, you can start up Logstash with:</text:span></text:p>
      <text:p text:style-name="P10">sudo systemctl start logstash.service</text:p>
      <text:p text:style-name="Standard"/>
      <text:p text:style-name="Standard"/>
      <text:p text:style-name="P1">ubuntu----apt-get卸载</text:p>
      <text:p text:style-name="P1">centOS-----yum安装和卸载</text:p>
      <text:p text:style-name="P1"/>
      <text:p text:style-name="P1">Docker 是一个<text:a xlink:type="simple" xlink:href="https://baike.baidu.com/item/开源/246339" office:target-frame-name="_blank" xlink:show="new" text:style-name="Internet_20_link" text:visited-style-name="Visited_20_Internet_20_Link">开源</text:a>的应用容器引擎，让开发者可以打包他们的应用以及依赖包到一个可移植的容器中，然后发布到任何流行的 <text:a xlink:type="simple" xlink:href="https://baike.baidu.com/item/Linux" office:target-frame-name="_blank" xlink:show="new" text:style-name="Internet_20_link" text:visited-style-name="Visited_20_Internet_20_Link">Linux</text:a> 机器上，也可以实现<text:a xlink:type="simple" xlink:href="https://baike.baidu.com/item/虚拟化" office:target-frame-name="_blank" xlink:show="new" text:style-name="Internet_20_link" text:visited-style-name="Visited_20_Internet_20_Link">虚拟化</text:a>。容器是完全使用<text:a xlink:type="simple" xlink:href="https://baike.baidu.com/item/沙箱/393318" office:target-frame-name="_blank" xlink:show="new" text:style-name="Internet_20_link" text:visited-style-name="Visited_20_Internet_20_Link">沙箱</text:a>机制，相互之间不会有任何接口。</text:p>
      <text:p text:style-name="P1"/>
      <text:p text:style-name="P1">Docker 使用客户端-服务器 (C/S) 架构模式，使用远程API来管理和创建Docker容器。Docker 容器通过 Docker 镜像来创建。容器与镜像的关系类似于面向对象编程中的对象与类。</text:p>
      <text:p text:style-name="P1"/>
      <text:p text:style-name="P1"/>
      <text:p text:style-name="P1"/>
      <text:p text:style-name="P8"># vim redis.conf  input {redis {   host =&gt; '192.168.233.130'   data_type =&gt; 'list'   port =&gt; "6379"   key =&gt; 'logstash:redis'   type =&gt; 'redis-input'        }        } output {     elasticsearch {     embedded =&gt; true                   }        } </text:p>
      <text:p text:style-name="P1"/>
      <text:p text:style-name="P8">logstash的配置文件由 input filter output 等几个基本的部分组成，顾名思义 input 就是在那收集数据，output就是输出到哪，filter代表一个过滤规则意思是什么内容</text:p>
      <text:p text:style-name="Preformatted_20_Text">会被收集。</text:p>
      <text:p text:style-name="Preformatted_20_Text">上面这段是让 logstash 去192.168.233.130 这个redis服务器上去收集日志 redis端口为6379，key是 logstash:redis 类型为 redis-input ，（注意:这几个值必须跟logstash agent的</text:p>
      <text:p text:style-name="Preformatted_20_Text">output 所对应），收集完成后输出到 elasticsearch ,embedded =&gt; true 的意思是使用logstash 内嵌的 elasticsearch。如果有独立的elasticsearch服务器，需要将 这条改为</text:p>
      <text:p text:style-name="P9">host =&gt; 'elasticsearch的ip' port =&gt; 端口</text:p>
      <text:p text:style-name="P1"/>
      <text:p text:style-name="P1">conf的格式问题。必须要这种 UTF-8 Without BOM</text:p>
      <text:p text:style-name="P1"><text:soft-page-break/></text:p>
      <text:p text:style-name="P1">logstash文件目录下：</text:p>
      <text:p text:style-name="P1">/<text:span text:style-name="T5">bin.logstash -f 配置文件</text:span></text:p>
      <text:p text:style-name="P4"><text:span text:style-name="T6"><text:tab/><text:tab/>-e “字符串”，</text:span>该字符串可以被当做logstash的配置（如果是“” 则默认使用stdin作为输入，stdout作为输出</text:p>
      <text:p text:style-name="P6">-l：日志输出的地址（默认就是stdout直接在控制台中输出）</text:p>
      <text:p text:style-name="Text_20_body">-t：测试配置文件是否正确，然后退出。</text:p>
      <text:p text:style-name="P1">配置文件实例：</text:p>
      <text:p text:style-name="P3">input {</text:p>
      <text:p text:style-name="P3"><text:s text:c="4"/>file {</text:p>
      <text:p text:style-name="P3">　　　　 #指定监听的文件路径，注意必须是绝对路径</text:p>
      <text:p text:style-name="P3"><text:s text:c="8"/>path =&gt; "E:/software/logstash-1.5.4/logstash-1.5.4/data/test.log"</text:p>
      <text:p text:style-name="P5"><text:span text:style-name="T7"><text:s text:c="8"/>start_position =&gt; beginning ？</text:span><text:span text:style-name="T8">"beginning"</text:span> <text:span text:style-name="T9">#从文件开始处读写</text:span></text:p>
      <text:p text:style-name="P3"><text:s text:c="4"/>}</text:p>
      <text:p text:style-name="P3">}</text:p>
      <text:p text:style-name="P3">filter {</text:p>
      <text:p text:style-name="P3"><text:s text:c="4"/></text:p>
      <text:p text:style-name="P3">}</text:p>
      <text:p text:style-name="P3">output {</text:p>
      <text:p text:style-name="P3"><text:s text:c="4"/>stdout {}</text:p>
      <text:p text:style-name="P3">}</text:p>
      <text:p text:style-name="P1">注意最后有一个空行。</text:p>
      <text:p text:style-name="P1"/>
      <text:p text:style-name="P1"/>
      <text:p text:style-name="P2">配置：<text:a xlink:type="simple" xlink:href="https://www.cnblogs.com/yincheng/p/logstash.html" text:style-name="Internet_20_link" text:visited-style-name="Visited_20_Internet_20_Link"><text:span text:style-name="T10">https://www.cnblogs.com/yincheng/p/logstash.html</text:span></text:a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'DejaVu Sans Mono', 'Bitstream Vera Sans Mono', 'Lucida Console'"/>
    <style:font-face style:name="Open Sans" svg:font-family="'Open Sans'"/>
    <style:font-face style:name="Open Sans1" svg:font-family="'Open Sans', 'arial, helvetica, sans-serif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14:36:02.130332406</meta:creation-date>
    <meta:generator>LibreOffice/5.1.6.2$Linux_X86_64 LibreOffice_project/10m0$Build-2</meta:generator>
    <dc:date>2018-02-24T17:39:37.156461404</dc:date>
    <meta:editing-duration>PT32M27S</meta:editing-duration>
    <meta:editing-cycles>3</meta:editing-cycles>
    <meta:document-statistic meta:table-count="0" meta:image-count="0" meta:object-count="0" meta:page-count="2" meta:paragraph-count="35" meta:word-count="610" meta:character-count="1698" meta:non-whitespace-character-count="1461"/>
  </office:meta>
</office:document-meta>
</file>